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55cm" fo:min-width="9.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9.4cm"/>
    </style:style>
    <style:style style:name="gr3" style:family="graphic" style:parent-style-name="standard">
      <style:graphic-properties draw:stroke="none" svg:stroke-color="#000000" draw:fill="none" draw:fill-color="#ffffff" fo:min-height="3.556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5.7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9cm" svg:height="6.8cm" svg:x="2.2cm" svg:y="1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draw:layer="layout" svg:width="9.9cm" svg:height="0.6cm" svg:x="2.2cm" svg:y="1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3" draw:text-style-name="P2" draw:layer="layout" svg:width="4.4cm" svg:height="4.517cm" svg:x="2.5cm" svg:y="2.9cm">
            <draw:text-box>
              <text:p text:style-name="P2"><text:span text:style-name="T1">Event ID</text:span></text:p>
              <text:p text:style-name="P2"><text:span text:style-name="T1"/></text:p>
              <text:p text:style-name="P2"><text:span text:style-name="T1">RiderID</text:span></text:p>
              <text:p text:style-name="P2"><text:span text:style-name="T1"/></text:p>
              <text:p text:style-name="P2"><text:span text:style-name="T1">Ride Time</text:span></text:p>
              <text:p text:style-name="P2"><text:span text:style-name="T1"/></text:p>
              <text:p text:style-name="P2"><text:span text:style-name="T1">Age</text:span></text:p>
              <text:p text:style-name="P2"><text:span text:style-name="T1"/></text:p>
              <text:p text:style-name="P2"><text:span text:style-name="T1">Handicap Mod</text:span></text:p>
            </draw:text-box>
          </draw:frame>
          <draw:custom-shape draw:style-name="gr4" draw:text-style-name="P3" draw:layer="layout" svg:width="6.2cm" svg:height="0.6cm" svg:x="5.8cm" svg:y="7.9cm">
            <text:p text:style-name="P3"><text:span text:style-name="T1">Generate Handicap and Point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2.9cm" svg:height="0.5cm" svg:x="5.7cm" svg:y="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2.9cm" svg:height="0.5cm" svg:x="5.701cm" svg:y="4.0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2.9cm" svg:height="0.5cm" svg:x="5.701cm" svg:y="4.9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2.9cm" svg:height="0.5cm" svg:x="5.701cm" svg:y="5.8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2.9cm" svg:height="0.5cm" svg:x="5.701cm" svg:y="6.8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3" draw:layer="layout" svg:width="2.7cm" svg:height="0.5cm" svg:x="2.6cm" svg:y="7.9cm">
            <text:p text:style-name="P1"><text:span text:style-name="T1">Sav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8T15:00:51.061000000</meta:creation-date>
    <dc:date>2014-12-28T16:21:11.527000000</dc:date>
    <meta:editing-duration>PT36M12S</meta:editing-duration>
    <meta:editing-cycles>1</meta:editing-cycles>
    <meta:document-statistic meta:object-count="11"/>
    <meta:generator>LibreOffice/4.3.2.2$Windows_x86 LibreOffice_project/edfb5295ba211bd31ad47d0bad0118690f76407d</meta:generator>
  </office:meta>
</office:document-meta>
</file>